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D0000018A944C5FDF3C162D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01cm"/>
      <style:paragraph-properties style:writing-mode="lr-tb"/>
    </style:style>
    <style:style style:name="gr7" style:family="graphic" style:parent-style-name="objectwithoutfill">
      <style:graphic-properties svg:stroke-width="0.07cm" svg:stroke-color="#000000" draw:marker-start="Arrow_20_short" draw:marker-start-width="0.31cm" draw:marker-end-width="0.31cm" draw:fill="none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98cm" fo:min-width="0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23cm" fo:min-width="0.012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08cm" fo:min-width="0cm"/>
      <style:paragraph-properties style:writing-mode="lr-tb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91cm" fo:min-width="0cm"/>
      <style:paragraph-properties style:writing-mode="lr-tb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38cm" fo:min-width="0cm"/>
      <style:paragraph-properties style:writing-mode="lr-tb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07cm" fo:min-width="0cm"/>
      <style:paragraph-properties style:writing-mode="lr-tb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23cm" fo:min-width="0cm"/>
      <style:paragraph-properties style:writing-mode="lr-tb"/>
    </style:style>
    <style:style style:name="gr1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74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3pt" fo:background-color="#ffffff" style:font-size-asian="16pt" style:font-size-complex="16pt"/>
    </style:style>
    <style:style style:name="P3" style:family="paragraph">
      <loext:graphic-properties draw:fill="none" draw:fill-color="#ffffff"/>
      <style:text-properties fo:font-size="13pt" fo:background-color="#ffffff" style:font-size-asian="16pt" style:font-size-complex="16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7pt" fo:font-weight="normal" style:font-size-asian="17pt" style:font-weight-asian="normal" style:font-size-complex="17pt" style:font-weight-complex="normal"/>
    </style:style>
    <style:style style:name="P8" style:family="paragraph">
      <loext:graphic-properties draw:fill="none" draw:fill-color="#000000"/>
      <style:paragraph-properties fo:text-align="center"/>
      <style:text-properties fo:font-size="17pt" fo:font-weight="normal" style:font-size-asian="17pt" style:font-weight-asian="normal" style:font-size-complex="17pt" style:font-weight-complex="normal"/>
    </style:style>
    <style:style style:name="T1" style:family="text">
      <style:text-properties fo:background-color="#ffffff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7pt" fo:font-weight="normal" style:font-size-asian="17pt" style:font-weight-asian="normal" style:font-size-complex="1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45cm" svg:height="8.964cm" svg:x="4.305cm" svg:y="11.286cm">
          <draw:image xlink:href="Pictures/100002010000020D0000018A944C5FDF3C162D8F.png" xlink:type="simple" xlink:show="embed" xlink:actuate="onLoad" draw:mime-type="image/png">
            <text:p/>
          </draw:image>
        </draw:frame>
        <draw:frame draw:style-name="gr2" draw:text-style-name="P3" draw:layer="layout" svg:width="3.25cm" svg:height="0.878cm" svg:x="4.695cm" svg:y="11.286cm">
          <draw:text-box>
            <text:p text:style-name="P2"><text:span text:style-name="T1">Servo arm</text:span></text:p>
          </draw:text-box>
        </draw:frame>
        <draw:frame draw:style-name="gr3" draw:text-style-name="P5" draw:layer="layout" svg:width="2.25cm" svg:height="0.763cm" svg:x="3cm" svg:y="12.487cm">
          <draw:text-box>
            <text:p text:style-name="P4"><text:span text:style-name="T2">Reducer</text:span></text:p>
          </draw:text-box>
        </draw:frame>
        <draw:frame draw:style-name="gr4" draw:text-style-name="P5" draw:layer="layout" svg:width="4.75cm" svg:height="0.763cm" svg:x="14.072cm" svg:y="12.013cm">
          <draw:text-box>
            <text:p text:style-name="P4"><text:span text:style-name="T2">Rotation axis</text:span></text:p>
          </draw:text-box>
        </draw:frame>
        <draw:frame draw:style-name="gr4" draw:text-style-name="P5" draw:layer="layout" svg:width="4.75cm" svg:height="0.763cm" svg:x="14.326cm" svg:y="16.234cm">
          <draw:text-box>
            <text:p text:style-name="P4"><text:span text:style-name="T2">Potentiometer</text:span></text:p>
          </draw:text-box>
        </draw:frame>
        <draw:frame draw:style-name="gr5" draw:text-style-name="P5" draw:layer="layout" svg:width="4.75cm" svg:height="0.763cm" svg:x="14.283cm" svg:y="17.351cm">
          <draw:text-box>
            <text:p text:style-name="P4"><text:span text:style-name="T2">Embedded board</text:span></text:p>
          </draw:text-box>
        </draw:frame>
        <draw:frame draw:style-name="gr5" draw:text-style-name="P5" draw:layer="layout" svg:width="4.75cm" svg:height="0.763cm" svg:x="14.438cm" svg:y="19.299cm">
          <draw:text-box>
            <text:p text:style-name="P4"><text:span text:style-name="T2">From microcontroller</text:span></text:p>
          </draw:text-box>
        </draw:frame>
        <draw:frame draw:style-name="gr6" draw:text-style-name="P5" draw:layer="layout" svg:width="2.71cm" svg:height="0.763cm" svg:x="6.268cm" svg:y="15.882cm">
          <draw:text-box>
            <text:p text:style-name="P4"><text:span text:style-name="T2">DC motor</text:span></text:p>
          </draw:text-box>
        </draw:frame>
        <draw:frame draw:style-name="gr5" draw:text-style-name="P5" draw:layer="layout" svg:width="4.75cm" svg:height="0.763cm" svg:x="8.53cm" svg:y="13.856cm">
          <draw:text-box>
            <text:p text:style-name="P4"><text:span text:style-name="T2">Gear system</text:span></text:p>
          </draw:text-box>
        </draw:frame>
        <draw:line draw:style-name="gr7" draw:text-style-name="P6" draw:layer="layout" svg:x1="7cm" svg:y1="14.5cm" svg:x2="5cm" svg:y2="13cm">
          <text:p/>
        </draw:line>
        <draw:line draw:style-name="gr7" draw:text-style-name="P6" draw:layer="layout" svg:x1="11.25cm" svg:y1="12.013cm" svg:x2="14.25cm" svg:y2="12.388cm">
          <text:p/>
        </draw:line>
        <draw:line draw:style-name="gr7" draw:text-style-name="P6" draw:layer="layout" svg:x1="8.792cm" svg:y1="11.683cm" svg:x2="7.197cm" svg:y2="11.683cm">
          <text:p/>
        </draw:line>
        <draw:line draw:style-name="gr7" draw:text-style-name="P6" draw:layer="layout" svg:x1="12.477cm" svg:y1="16.644cm" svg:x2="14.416cm" svg:y2="16.644cm">
          <text:p/>
        </draw:line>
        <draw:line draw:style-name="gr7" draw:text-style-name="P6" draw:layer="layout" svg:x1="12.004cm" svg:y1="17.735cm" svg:x2="14.371cm" svg:y2="17.735cm">
          <text:p/>
        </draw:line>
        <draw:custom-shape draw:style-name="gr8" draw:text-style-name="P8" draw:layer="layout" svg:width="0.611cm" svg:height="0.632cm" svg:x="7.187cm" svg:y="14.051cm">
          <text:p text:style-name="P7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22cm" svg:height="0.667cm" svg:x="9.015cm" svg:y="10.753cm">
          <text:p text:style-name="P7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655cm" svg:height="0.646cm" svg:x="11.065cm" svg:y="12.388cm">
          <text:p text:style-name="P7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88cm" svg:height="0.623cm" svg:x="11.599cm" svg:y="13.996cm">
          <text:p text:style-name="P7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66cm" svg:height="0.69cm" svg:x="16.25cm" svg:y="18.609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88cm" svg:height="0.645cm" svg:x="9.661cm" svg:y="17.848cm">
          <text:p text:style-name="P7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88cm" svg:height="0.667cm" svg:x="12.179cm" svg:y="15.464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43cm" svg:height="0.6cm" svg:x="7.188cm" svg:y="16.645cm">
          <text:p text:style-name="P7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4T14:18:42.687000000</meta:creation-date>
    <dc:date>2022-05-04T14:31:30.261000000</dc:date>
    <meta:editing-duration>PT2M43S</meta:editing-duration>
    <meta:editing-cycles>1</meta:editing-cycles>
    <meta:document-statistic meta:object-count="22"/>
    <meta:generator>LibreOffice/7.1.1.2$Windows_X86_64 LibreOffice_project/fe0b08f4af1bacafe4c7ecc87ce55bb426164676</meta:generator>
  </office:meta>
</office:document-meta>
</file>